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0.341cm" fo:min-width="5.4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6.89cm" fo:min-width="1.34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="solid" draw:fill-color="#111111" draw:textarea-horizontal-align="justify" draw:textarea-vertical-align="middle" draw:auto-grow-height="false" fo:min-height="3.559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53cm" svg:stroke-color="#111111" draw:marker-start-width="0.279cm" draw:marker-end-width="0.279cm" draw:fill-color="#ffff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.52cm" fo:min-width="0.06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66cc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111111" draw:marker-start-width="0.279cm" draw:marker-end-width="0.279cm" draw:fill-color="#66ccff" draw:textarea-vertical-align="middle" draw:auto-grow-height="false" fo:min-height="0.999cm" fo:min-width="2.696cm" fo:padding-top="0.151cm" fo:padding-bottom="0.151cm" fo:padding-left="0.276cm" fo:padding-right="0.276cm"/>
    </style:style>
    <style:style style:name="gr9" style:family="graphic" style:parent-style-name="standard">
      <style:graphic-properties svg:stroke-width="0.028cm" svg:stroke-color="#333333" draw:marker-start-width="0.242cm" draw:marker-end-width="0.242cm" draw:fill-color="#999999" draw:textarea-horizontal-align="justify" draw:textarea-vertical-align="middle" draw:auto-grow-height="false" fo:min-height="0.569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333333" draw:marker-start-width="0.242cm" draw:marker-end-width="0.242cm" draw:fill-color="#66ff66" draw:textarea-horizontal-align="justify" draw:textarea-vertical-align="middle" draw:auto-grow-height="false" fo:min-height="0.024cm" fo:min-width="0.901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333333" draw:marker-start-width="0.242cm" draw:marker-end-width="0.242cm" draw:fill-color="#999999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cm" fo:min-width="4.517cm" fo:padding-top="0.139cm" fo:padding-bottom="0.139cm" fo:padding-left="0.264cm" fo:padding-right="0.264cm"/>
    </style:style>
    <style:style style:name="gr13" style:family="graphic" style:parent-style-name="standard">
      <style:graphic-properties svg:stroke-width="0.018cm" svg:stroke-color="#666666" draw:marker-start-width="0.227cm" draw:marker-end-width="0.227cm" draw:fill-color="#ffff00" draw:textarea-horizontal-align="justify" draw:textarea-vertical-align="middle" draw:auto-grow-height="false" fo:min-height="0.989cm" fo:min-width="0.762cm" fo:padding-top="0.134cm" fo:padding-bottom="0.134cm" fo:padding-left="0.259cm" fo:padding-right="0.25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426cm"/>
    </style:style>
    <style:style style:name="gr16" style:family="graphic" style:parent-style-name="standard">
      <style:graphic-properties draw:stroke="none" svg:stroke-color="#000000" draw:fill="none" draw:fill-color="#ffffff" fo:min-height="1.81cm"/>
    </style:style>
    <style:style style:name="gr17" style:family="graphic" style:parent-style-name="standard">
      <style:graphic-properties draw:stroke="none" svg:stroke-color="#000000" draw:fill="none" draw:fill-color="#ffffff" fo:min-height="8.209cm"/>
    </style:style>
    <style:style style:name="gr18" style:family="graphic" style:parent-style-name="standard">
      <style:graphic-properties draw:stroke="none" svg:stroke-color="#000000" draw:fill="none" draw:fill-color="#ffffff" fo:min-height="0.71cm"/>
    </style:style>
    <style:style style:name="gr19" style:family="graphic" style:parent-style-name="standard">
      <style:graphic-properties draw:stroke="none" svg:stroke-color="#000000" draw:fill="none" draw:fill-color="#ffffff" fo:min-height="0.23cm"/>
    </style:style>
    <style:style style:name="gr20" style:family="graphic" style:parent-style-name="standard">
      <style:graphic-properties draw:stroke="none" svg:stroke-color="#000000" draw:fill="none" draw:fill-color="#ffffff" fo:min-height="0.276cm"/>
    </style:style>
    <style:style style:name="gr21" style:family="graphic" style:parent-style-name="standard">
      <style:graphic-properties svg:stroke-width="0.028cm" svg:stroke-color="#333333" draw:marker-start-width="0.242cm" draw:marker-end-width="0.242cm" draw:fill-color="#999999" draw:textarea-horizontal-align="justify" draw:textarea-vertical-align="middle" draw:auto-grow-height="false" fo:min-height="0.541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333333" draw:marker-start-width="0.242cm" draw:marker-end-width="0.242cm" draw:fill-color="#66ff66" draw:textarea-horizontal-align="justify" draw:textarea-vertical-align="middle" draw:auto-grow-height="false" fo:min-height="0cm" fo:min-width="0.873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cm" fo:min-width="4.489cm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fo:min-height="4.753cm"/>
    </style:style>
    <style:style style:name="gr25" style:family="graphic" style:parent-style-name="standard">
      <style:graphic-properties draw:stroke="none" svg:stroke-color="#000000" draw:fill="none" draw:fill-color="#ffffff" fo:min-height="6.829cm"/>
    </style:style>
    <style:style style:name="gr26" style:family="graphic" style:parent-style-name="standard">
      <style:graphic-properties draw:stroke="none" svg:stroke-color="#000000" draw:fill="none" draw:fill-color="#ffffff" fo:min-height="0.835cm"/>
    </style:style>
    <style:style style:name="gr27" style:family="graphic" style:parent-style-name="standard">
      <style:graphic-properties svg:stroke-width="0.081cm" svg:stroke-color="#111111" draw:marker-start-width="0.321cm" draw:marker-end-width="0.321cm" draw:fill="solid" draw:fill-color="#111111" draw:textarea-horizontal-align="justify" draw:textarea-vertical-align="middle" draw:auto-grow-height="false" fo:min-height="3.267cm" fo:min-width="0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.52cm" fo:min-width="0.04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06cm" fo:min-width="1.512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3.51cm" fo:min-width="0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111111" draw:marker-start-width="0.321cm" draw:marker-end-width="0.321cm" draw:fill="solid" draw:fill-color="#cccccc" draw:textarea-horizontal-align="justify" draw:textarea-vertical-align="middle" draw:auto-grow-height="false" fo:min-height="3.257cm" fo:min-width="0cm" fo:padding-top="0.165cm" fo:padding-bottom="0.165cm" fo:padding-left="0.29cm" fo:padding-right="0.29cm"/>
    </style:style>
    <style:style style:name="gr3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11111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66ff66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7cm" svg:height="10.671cm" svg:x="4.31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21cm" svg:height="7.22cm" svg:x="10.386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46cm" svg:height="3.889cm" svg:x="10.386cm" svg:y="3.80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0.332cm" svg:height="0.26cm" draw:transform="rotate (-3.14159265358979) translate (10.197cm 4.443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332cm" svg:height="0.261cm" draw:transform="rotate (-3.14159265358979) translate (10.197cm 5.03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332cm" svg:height="0.261cm" draw:transform="rotate (-3.14159265358979) translate (10.197cm 5.629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332cm" svg:height="0.261cm" draw:transform="rotate (-3.14159265358979) translate (10.197cm 6.222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332cm" svg:height="0.261cm" draw:transform="rotate (-3.14159265358979) translate (10.197cm 6.815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332cm" svg:height="0.261cm" draw:transform="rotate (-3.14159265358979) translate (10.197cm 7.408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5" draw:text-style-name="P1" draw:layer="layout" svg:width="0.64cm" svg:height="1.85cm" svg:x="10.386cm" svg:y="7.953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475cm" svg:height="0.284cm" svg:x="9.793cm" svg:y="8.143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474cm" svg:height="0.284cm" svg:x="9.795cm" svg:y="8.73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474cm" svg:height="0.285cm" svg:x="9.795cm" svg:y="9.32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path draw:style-name="gr7" draw:text-style-name="P1" draw:layer="layout" svg:width="0.788cm" svg:height="0.352cm" draw:transform="skewX (0.307003415425802) rotate (2.05931398442811) translate (10.725531261987cm 8.89880763082881cm)" svg:viewBox="0 0 789 353" svg:d="M0 0c951 3 777 353 777 353">
              <text:p/>
            </draw:path>
            <draw:path draw:style-name="gr7" draw:text-style-name="P1" draw:layer="layout" svg:width="0.79cm" svg:height="0.348cm" draw:transform="skewX (-0.297404104539834) rotate (-2.05023827231774) translate (11.0572730166202cm 8.20055846304162cm)" svg:viewBox="0 0 791 349" svg:d="M791 0c-952-5-779 349-779 349">
              <text:p/>
            </draw:path>
          </draw:g>
          <draw:g>
            <draw:path draw:style-name="gr7" draw:text-style-name="P1" draw:layer="layout" svg:width="0.793cm" svg:height="0.357cm" draw:transform="skewX (0.320966049441757) rotate (-1.05173540725178) translate (10.6977625545942cm 8.85756668495979cm)" svg:viewBox="0 0 794 358" svg:d="M0 0c956 11 781 358 781 358">
              <text:p/>
            </draw:path>
            <draw:path draw:style-name="gr7" draw:text-style-name="P1" draw:layer="layout" svg:width="0.786cm" svg:height="0.343cm" draw:transform="skewX (-0.283441470523879) rotate (1.12486470291035) translate (10.3909541732457cm 9.56339995548384cm)" svg:viewBox="0 0 787 344" svg:d="M787 0c-947-13-775 344-775 344">
              <text:p/>
            </draw:path>
          </draw:g>
        </draw:g>
        <draw:custom-shape draw:style-name="gr8" draw:text-style-name="P4" draw:layer="layout" svg:width="3.247cm" svg:height="1.3cm" draw:transform="rotate (-1.5706217938697) translate (12.1cm 5.653cm)">
          <text:p/>
          <draw:enhanced-geometry svg:viewBox="0 0 21600 21600" draw:text-areas="0 0 21600 21600" draw:type="circular-arrow" draw:modifiers="-179.91563902357 -1.40862587500099 8893.393901654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9" draw:text-style-name="P5" draw:layer="layout" svg:width="0.337cm" svg:height="0.819cm" svg:x="6.642cm" svg:y="11.40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401cm" svg:height="0.274cm" svg:x="6.116cm" svg:y="11.3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337cm" svg:height="0.159cm" svg:x="6.642cm" svg:y="12.228cm">
            <text:p/>
            <draw:enhanced-geometry svg:viewBox="0 0 21600 21600" draw:glue-points="?f6 10800 10800 21600 ?f5 10800 10800 0" draw:text-areas="?f3 ?f3 ?f4 ?f4" draw:type="trapezoid" draw:modifiers="9089.8716119828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2" draw:text-style-name="P7" draw:layer="layout" svg:width="5.017cm" svg:height="0.14cm" svg:x="4.942cm" svg:y="13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8cm" svg:height="1.257cm" svg:x="6.806cm" svg:y="12.41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54cm" svg:y1="11.68cm" svg:x2="11.477cm" svg:y2="10.018cm">
          <text:p/>
        </draw:line>
        <draw:frame draw:style-name="gr15" draw:text-style-name="P9" draw:layer="layout" svg:width="4.174cm" svg:height="3.676cm" svg:x="5.501cm" svg:y="6.625cm">
          <draw:text-box>
            <text:p><text:span text:style-name="T1">Printing chamber</text:span></text:p>
            <text:p><text:span text:style-name="T1"/></text:p>
            <text:p><text:span text:style-name="T1">Volume Vc</text:span></text:p>
          </draw:text-box>
        </draw:frame>
        <draw:frame draw:style-name="gr16" draw:text-style-name="P10" draw:layer="layout" svg:width="6.579cm" svg:height="2.411cm" svg:x="10.461cm" svg:y="11.66cm">
          <draw:text-box>
            <text:p><text:span text:style-name="T2">This recycling chamber shall be tight to avoid pressurizing printing chamber. </text:span></text:p>
            <text:p><text:span text:style-name="T2">Printing chamber shall also be relatively tight.</text:span></text:p>
          </draw:text-box>
        </draw:frame>
        <draw:line draw:style-name="gr14" draw:text-style-name="P1" draw:layer="layout" svg:x1="12.68cm" svg:y1="4.68cm" svg:x2="11cm" svg:y2="5.2cm">
          <text:p/>
        </draw:line>
        <draw:frame draw:style-name="gr17" draw:text-style-name="P10" draw:layer="layout" svg:width="5.74cm" svg:height="8.459cm" svg:x="12.44cm" svg:y="3.105cm">
          <draw:text-box>
            <text:p><text:span text:style-name="T2">Fine filtering media can stops ordinary particles down to 0.3 µm</text:span></text:p>
            <text:p><text:span text:style-name="T2"/></text:p>
            <text:p><text:span text:style-name="T2">HEPA filters stops all particles sizes</text:span></text:p>
            <text:p><text:span text:style-name="T2"/></text:p>
            <text:p><text:span text:style-name="T2">Adsorption media stops</text:span></text:p>
            <text:p><text:span text:style-name="T2">Organic Volatile Compounds (VOC) and ultra-fine particles.</text:span></text:p>
            <text:p><text:span text:style-name="T2"/></text:p>
            <text:p><text:span text:style-name="T2">Activated carbon is the most frequently used adsorption media.</text:span></text:p>
            <text:p><text:span text:style-name="T2"/></text:p>
            <text:p><text:span text:style-name="T2">Adsorption is more efficient at low speed but you need recycling Vc volume multiple times for complete removal.</text:span></text:p>
          </draw:text-box>
        </draw:frame>
        <draw:frame draw:style-name="gr18" draw:text-style-name="P9" draw:layer="layout" svg:width="11.12cm" svg:height="0.96cm" svg:x="4.38cm" svg:y="2.16cm">
          <draw:text-box>
            <text:p><text:span text:style-name="T1">Recycling filtration setup</text:span></text:p>
          </draw:text-box>
        </draw:frame>
        <draw:g>
          <draw:frame draw:style-name="gr19" draw:text-style-name="P12" draw:layer="layout" svg:width="4.06cm" svg:height="0.526cm" svg:x="13.4cm" svg:y="14.274cm">
            <draw:text-box>
              <text:p text:style-name="P11"><text:span text:style-name="T3">License: GFDL 1.2 <text:s/>CC BY-SA </text:span></text:p>
            </draw:text-box>
          </draw:frame>
          <draw:frame draw:style-name="gr20" draw:text-style-name="P14" draw:layer="layout" svg:width="1.04cm" svg:height="0.526cm" svg:x="16.98cm" svg:y="14.295cm">
            <draw:text-box>
              <text:p text:style-name="P13"><text:span text:style-name="T4">PRZ</text:span></text:p>
            </draw:text-box>
          </draw:frame>
        </draw:g>
      </draw:page>
      <draw:page draw:name="page2" draw:style-name="dp1" draw:master-page-name="Standard">
        <draw:custom-shape draw:style-name="gr1" draw:text-style-name="P1" draw:layer="layout" svg:width="6.07cm" svg:height="10.671cm" svg:x="4.316cm" svg:y="3.4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5" draw:layer="layout" svg:width="0.337cm" svg:height="0.819cm" svg:x="6.642cm" svg:y="11.4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.401cm" svg:height="0.274cm" svg:x="6.116cm" svg:y="11.3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337cm" svg:height="0.159cm" svg:x="6.642cm" svg:y="12.228cm">
            <text:p/>
            <draw:enhanced-geometry svg:viewBox="0 0 21600 21600" draw:glue-points="?f6 10800 10800 21600 ?f5 10800 10800 0" draw:text-areas="?f3 ?f3 ?f4 ?f4" draw:type="trapezoid" draw:modifiers="9089.8716119828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3" draw:text-style-name="P7" draw:layer="layout" svg:width="5.017cm" svg:height="0.14cm" svg:x="4.942cm" svg:y="13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8cm" svg:height="1.257cm" svg:x="6.806cm" svg:y="12.411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4.174cm" svg:height="3.676cm" svg:x="5.501cm" svg:y="6.625cm">
          <draw:text-box>
            <text:p><text:span text:style-name="T1">Printing chamber</text:span></text:p>
            <text:p><text:span text:style-name="T1"/></text:p>
            <text:p><text:span text:style-name="T1">Volume Vc</text:span></text:p>
          </draw:text-box>
        </draw:frame>
        <draw:frame draw:style-name="gr24" draw:text-style-name="P10" draw:layer="layout" svg:width="5.38cm" svg:height="5.003cm" svg:x="12.98cm" svg:y="2.757cm">
          <draw:text-box>
            <text:p><text:span text:style-name="T2">Extracting need efficient pre-filtration to limit clogging of your adsorbtion media by ambiant dust and require more powerful fan than recycling. </text:span></text:p>
            <text:p><text:span text:style-name="T2"/></text:p>
            <text:p><text:span text:style-name="T2">Extraction does not need completely tight printer and remove heat generated by components.</text:span></text:p>
          </draw:text-box>
        </draw:frame>
        <draw:frame draw:style-name="gr25" draw:text-style-name="P10" draw:layer="layout" svg:width="7.58cm" svg:height="7.079cm" svg:x="10.46cm" svg:y="7.741cm">
          <draw:text-box>
            <text:p><text:span text:style-name="T2">Fine filtering media can stops ordinary particles down to 0.3 µm</text:span></text:p>
            <text:p><text:span text:style-name="T2"/></text:p>
            <text:p><text:span text:style-name="T2">HEPA filters stops all particles sizes</text:span></text:p>
            <text:p><text:span text:style-name="T2"/></text:p>
            <text:p><text:span text:style-name="T2">Adsorption media stops</text:span></text:p>
            <text:p><text:span text:style-name="T2">Organic Volatile Compounds (VOC) and ultra-fine particles.</text:span></text:p>
            <text:p><text:span text:style-name="T2"/></text:p>
            <text:p><text:span text:style-name="T2">Activated carbon is the most frequently used adsorption media.</text:span></text:p>
            <text:p><text:span text:style-name="T2"/></text:p>
            <text:p><text:span text:style-name="T2">Adsorption is more efficient at low speed but you need to extract Vc volume multiple times for complete removal.</text:span></text:p>
          </draw:text-box>
        </draw:frame>
        <draw:frame draw:style-name="gr26" draw:text-style-name="P9" draw:layer="layout" svg:width="12.12cm" svg:height="1.085cm" svg:x="3.52cm" svg:y="2.095cm">
          <draw:text-box>
            <text:p><text:span text:style-name="T1">Filtration and extraction in ambience</text:span></text:p>
          </draw:text-box>
        </draw:frame>
        <draw:g>
          <draw:custom-shape draw:style-name="gr6" draw:text-style-name="P4" draw:layer="layout" svg:width="0.332cm" svg:height="0.26cm" draw:transform="rotate (-3.14159265358979) translate (4.097cm 10.543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332cm" svg:height="0.261cm" draw:transform="rotate (-3.14159265358979) translate (4.097cm 11.13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332cm" svg:height="0.261cm" draw:transform="rotate (-3.14159265358979) translate (4.097cm 11.729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332cm" svg:height="0.261cm" draw:transform="rotate (-3.14159265358979) translate (4.097cm 12.322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332cm" svg:height="0.261cm" draw:transform="rotate (-3.14159265358979) translate (4.097cm 12.915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0.332cm" svg:height="0.261cm" draw:transform="rotate (-3.14159265358979) translate (4.097cm 13.508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7" draw:text-style-name="P2" draw:layer="layout" svg:width="0.289cm" svg:height="3.597cm" svg:x="10.64cm" svg:y="3.52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3" draw:layer="layout" svg:width="0.332cm" svg:height="0.26cm" draw:transform="rotate (-3.14159265358979) translate (10.194cm 3.983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3" draw:layer="layout" svg:width="0.332cm" svg:height="0.261cm" draw:transform="rotate (-3.14159265358979) translate (10.194cm 4.576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3" draw:layer="layout" svg:width="0.332cm" svg:height="0.261cm" draw:transform="rotate (-3.14159265358979) translate (10.194cm 5.169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3" draw:layer="layout" svg:width="0.332cm" svg:height="0.261cm" draw:transform="rotate (-3.14159265358979) translate (10.194cm 5.762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3" draw:layer="layout" svg:width="0.332cm" svg:height="0.261cm" draw:transform="rotate (-3.14159265358979) translate (10.194cm 6.35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3" draw:layer="layout" svg:width="0.332cm" svg:height="0.261cm" draw:transform="rotate (-3.14159265358979) translate (10.194cm 6.948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28" draw:text-style-name="P1" draw:layer="layout" svg:width="0.62cm" svg:height="1.85cm" svg:x="11.74cm" svg:y="4.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4" draw:layer="layout" svg:width="0.475cm" svg:height="0.284cm" draw:transform="rotate (-3.14141812066459) translate (13.016cm 6.02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4" draw:layer="layout" svg:width="0.474cm" svg:height="0.284cm" draw:transform="rotate (-3.14141812066459) translate (13.02cm 5.427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4" draw:layer="layout" svg:width="0.474cm" svg:height="0.285cm" draw:transform="rotate (-3.14141812066459) translate (13.011cm 4.83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g>
              <draw:path draw:style-name="gr7" draw:text-style-name="P1" draw:layer="layout" svg:width="0.788cm" svg:height="0.352cm" draw:transform="skewX (0.307003415425802) rotate (2.05931398442811) translate (12.057531261987cm 5.31580763082881cm)" svg:viewBox="0 0 789 353" svg:d="M0 0c951 3 777 353 777 353">
                <text:p/>
              </draw:path>
              <draw:path draw:style-name="gr7" draw:text-style-name="P1" draw:layer="layout" svg:width="0.79cm" svg:height="0.348cm" draw:transform="skewX (-0.297404104539834) rotate (-2.05023827231774) translate (12.3892730166202cm 4.61755846304162cm)" svg:viewBox="0 0 791 349" svg:d="M791 0c-952-5-779 349-779 349">
                <text:p/>
              </draw:path>
            </draw:g>
            <draw:g>
              <draw:path draw:style-name="gr7" draw:text-style-name="P1" draw:layer="layout" svg:width="0.793cm" svg:height="0.357cm" draw:transform="skewX (0.320966049441757) rotate (-1.05173540725178) translate (12.0297625545942cm 5.27456668495979cm)" svg:viewBox="0 0 794 358" svg:d="M0 0c956 11 781 358 781 358">
                <text:p/>
              </draw:path>
              <draw:path draw:style-name="gr7" draw:text-style-name="P1" draw:layer="layout" svg:width="0.786cm" svg:height="0.343cm" draw:transform="skewX (-0.283441470523879) rotate (1.12486470291035) translate (11.7229541732457cm 5.98039995548384cm)" svg:viewBox="0 0 787 344" svg:d="M787 0c-947-13-775 344-775 344">
                <text:p/>
              </draw:path>
            </draw:g>
          </draw:g>
          <draw:line draw:style-name="gr14" draw:text-style-name="P1" draw:layer="layout" svg:x1="12.16cm" svg:y1="7.66cm" svg:x2="10.96cm" svg:y2="6.18cm">
            <text:p/>
          </draw:line>
          <draw:custom-shape draw:style-name="gr29" draw:text-style-name="P1" draw:layer="layout" svg:width="3.84cm" svg:height="0.8cm" draw:transform="rotate (1.5707963267949) translate (10.94cm 7.24cm)">
            <text:p/>
            <draw:enhanced-geometry svg:viewBox="0 0 21600 21600" draw:glue-points="?f6 10800 10800 21600 ?f5 10800 10800 0" draw:text-areas="?f3 ?f3 ?f4 ?f4" draw:type="trapezoid" draw:modifiers="5702.26503514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1" draw:layer="layout" svg:width="0.543cm" svg:height="3.84cm" svg:x="10.397cm" svg:y="3.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222cm" svg:height="3.587cm" svg:x="10.4cm" svg:y="3.5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6" draw:layer="layout" svg:width="0.332cm" svg:height="0.26cm" draw:transform="rotate (-3.14159265358979) translate (4.597cm 10.543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0.332cm" svg:height="0.261cm" draw:transform="rotate (-3.14159265358979) translate (4.597cm 11.13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0.332cm" svg:height="0.261cm" draw:transform="rotate (-3.14159265358979) translate (4.597cm 11.729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0.332cm" svg:height="0.261cm" draw:transform="rotate (-3.14159265358979) translate (4.597cm 12.322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0.332cm" svg:height="0.261cm" draw:transform="rotate (-3.14159265358979) translate (4.597cm 12.915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0.332cm" svg:height="0.261cm" draw:transform="rotate (-3.14159265358979) translate (4.597cm 13.508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19" draw:text-style-name="P12" draw:layer="layout" svg:width="4.06cm" svg:height="0.526cm" svg:x="13.94cm" svg:y="14.553cm">
            <draw:text-box>
              <text:p text:style-name="P11"><text:span text:style-name="T3">License: GFDL 1.2 <text:s/>CC BY-SA </text:span></text:p>
            </draw:text-box>
          </draw:frame>
          <draw:frame draw:style-name="gr20" draw:text-style-name="P14" draw:layer="layout" svg:width="1.04cm" svg:height="0.526cm" svg:x="17.52cm" svg:y="14.574cm">
            <draw:text-box>
              <text:p text:style-name="P13"><text:span text:style-name="T4">PRZ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00:25:06.655000000</meta:creation-date>
    <dc:date>2016-04-13T12:04:49.416000000</dc:date>
    <meta:editing-duration>PT25M34S</meta:editing-duration>
    <meta:editing-cycles>12</meta:editing-cycles>
    <meta:generator>LibreOffice/5.1.1.3$Windows_x86 LibreOffice_project/89f508ef3ecebd2cfb8e1def0f0ba9a803b88a6d</meta:generator>
    <meta:document-statistic meta:object-count="91"/>
  </office:meta>
</office:document-meta>
</file>